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text-position=""/>
    </style:style>
    <style:style style:name="ce2" style:family="table-cell" style:parent-style-name="Default">
      <style:table-cell-properties fo:background-color="#ccff00"/>
      <style:text-properties style:text-position=""/>
    </style:style>
    <style:style style:name="ce3" style:family="table-cell" style:parent-style-name="Default" style:data-style-name="N123">
      <style:text-properties style:text-position="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 style:data-style-name="N123"/>
  </office:automatic-styles>
  <office:body>
    <office:spreadsheet>
      <table:calculation-settings table:automatic-find-labels="false"/>
      <table:table table:name="Escore t para Probabilid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Default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table:style-name="ce1" office:value-type="float" office:value="-2.011" calcext:value-type="float">
            <text:p>-2.011</text:p>
          </table:table-cell>
        </table:table-row>
        <table:table-row table:style-name="ro1">
          <table:table-cell office:value-type="string" calcext:value-type="string">
            <text:p>b:</text:p>
          </table:table-cell>
          <table:table-cell table:style-name="ce1" office:value-type="float" office:value="2.011" calcext:value-type="float">
            <text:p>2.011</text:p>
          </table:table-cell>
        </table:table-row>
        <table:table-row table:style-name="ro1">
          <table:table-cell office:value-type="string" calcext:value-type="string">
            <text:p>Tamanho da amostra (n):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(t &lt;= a):</text:p>
          </table:table-cell>
          <table:table-cell table:formula="of:=COM.MICROSOFT.T.DIST([.B2];[.B4]-1;1)" office:value-type="float" office:value="0.0250405023553661" calcext:value-type="float">
            <text:p>0.025</text:p>
          </table:table-cell>
        </table:table-row>
        <table:table-row table:style-name="ro1">
          <table:table-cell office:value-type="string" calcext:value-type="string">
            <text:p>P(t &lt;= b):</text:p>
          </table:table-cell>
          <table:table-cell table:formula="of:=COM.MICROSOFT.T.DIST([.B3];[.B4]-1;1)" office:value-type="float" office:value="0.974959497644634" calcext:value-type="float">
            <text:p>0.975</text:p>
          </table:table-cell>
        </table:table-row>
        <table:table-row table:style-name="ro1">
          <table:table-cell office:value-type="string" calcext:value-type="string">
            <text:p>P(a &lt;= t &lt;= b):</text:p>
          </table:table-cell>
          <table:table-cell table:formula="of:=[.B7]-[.B6]" office:value-type="float" office:value="0.949918995289268" calcext:value-type="float">
            <text:p>0.950</text:p>
          </table:table-cell>
        </table:table-row>
      </table:table>
      <table:table table:name="Probabilidade para Escore 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(t &lt;= a ou t &gt;= b):</text:p>
          </table:table-cell>
          <table:table-cell table:style-name="ce4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amanho da amostra (n):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a:</text:p>
          </table:table-cell>
          <table:table-cell table:formula="of:=-COM.MICROSOFT.T.INV.2T([.B2];[.B3]-1)" office:value-type="float" office:value="-2.03224450931772" calcext:value-type="float">
            <text:p>-2.032</text:p>
          </table:table-cell>
        </table:table-row>
        <table:table-row table:style-name="ro1">
          <table:table-cell office:value-type="string" calcext:value-type="string">
            <text:p>b:</text:p>
          </table:table-cell>
          <table:table-cell table:formula="of:=COM.MICROSOFT.T.INV.2T([.B2];[.B3]-1)" office:value-type="float" office:value="2.03224450931772" calcext:value-type="float">
            <text:p>2.032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15" loext:min-decimal-places="15" number:min-integer-digits="1"/>
    </number:number-style>
    <number:number-style style:name="N141">
      <number:number number:decimal-places="16" loext:min-decimal-places="16" number:min-integer-digits="1"/>
    </number:number-style>
    <number:number-style style:name="N142">
      <number:number number:decimal-places="17" loext:min-decimal-places="17" number:min-integer-digits="1"/>
    </number:number-style>
    <number:number-style style:name="N143">
      <number:number number:decimal-places="18" loext:min-decimal-places="18" number:min-integer-digits="1"/>
    </number:number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2_20_Dots_20_3_20_Dashes" draw:display-name="Ultrafine 2 Dots 3 Dashes" draw:style="rect" draw:dots1="2" draw:dots1-length="0.51mm" draw:dots2="3" draw:dots2-length="2.54mm" draw:distance="1.27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01:51:34.4072313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3:50:25.139487490</meta:creation-date>
    <dc:date>2018-10-08T02:20:18.519191940</dc:date>
    <meta:editing-duration>P1DT3H1M53S</meta:editing-duration>
    <meta:editing-cycles>244</meta:editing-cycles>
    <meta:generator>LibreOffice/5.1.6.2$Linux_X86_64 LibreOffice_project/10m0$Build-2</meta:generator>
    <meta:document-statistic meta:table-count="2" meta:cell-count="21" meta:object-count="0"/>
  </office:meta>
</office:document-meta>
</file>